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82.29pt"/>
    </style:style>
    <style:style style:name="co3" style:family="table-column">
      <style:table-column-properties fo:break-before="auto" style:column-width="212pt"/>
    </style:style>
    <style:style style:name="co4" style:family="table-column">
      <style:table-column-properties fo:break-before="auto" style:column-width="81.3pt"/>
    </style:style>
    <style:style style:name="co5" style:family="table-column">
      <style:table-column-properties fo:break-before="auto" style:column-width="232.61pt"/>
    </style:style>
    <style:style style:name="co6" style:family="table-column">
      <style:table-column-properties fo:break-before="auto" style:column-width="112.9pt"/>
    </style:style>
    <style:style style:name="co7" style:family="table-column">
      <style:table-column-properties fo:break-before="auto" style:column-width="217.1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0" style:family="table-cell" style:parent-style-name="Default">
      <style:text-properties style:text-position="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1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RECOVERY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number-columns-repeated="2" table:default-cell-style-name="ce16"/>
        <table:table-column table:style-name="co8" table:number-columns-repeated="993" table:default-cell-style-name="ce20"/>
        <table:table-column table:style-name="co8" table:number-columns-repeated="23" table:default-cell-style-name="ce21"/>
        <table:table-row table:style-name="ro1">
          <table:table-cell table:style-name="ce12" office:value-type="string" calcext:value-type="string">
            <text:p>Objective</text:p>
          </table:table-cell>
          <table:table-cell table:style-name="ce12" office:value-type="string" calcext:value-type="string">
            <text:p>Interruptable</text:p>
          </table:table-cell>
          <table:table-cell table:style-name="ce18" office:value-type="string" calcext:value-type="string">
            <text:p>Move</text:p>
          </table:table-cell>
          <table:table-cell table:style-name="ce12" office:value-type="string" calcext:value-type="string">
            <text:p>Interruptable</text:p>
          </table:table-cell>
          <table:table-cell table:style-name="ce18" office:value-type="string" calcext:value-type="string">
            <text:p>Actions</text:p>
          </table:table-cell>
          <table:table-cell table:style-name="ce12"/>
          <table:table-cell table:style-name="ce18" table:number-columns-repeated="2"/>
          <table:table-cell table:number-columns-repeated="1016"/>
        </table:table-row>
        <table:table-row table:style-name="ro1">
          <table:table-cell table:style-name="ce13" office:value-type="string" calcext:value-type="string">
            <text:p>buyback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do_buyback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do_buyback</text:p>
          </table:table-cell>
          <table:table-cell table:style-name="ce17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7"/>
          <table:table-cell table:style-name="ce13"/>
          <table:table-cell table:style-name="ce17"/>
          <table:table-cell table:style-name="ce13"/>
          <table:table-cell table:style-name="ce17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glyph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do_glyph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do_glyph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7"/>
          <table:table-cell table:style-name="ce13"/>
          <table:table-cell table:style-name="ce17"/>
          <table:table-cell table:style-name="ce15"/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swap_items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swap_flask_tp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swap_flask_tp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17"/>
          <table:table-cell table:style-name="ce13" office:value-type="string" calcext:value-type="string">
            <text:p>put_item_in_inventory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put_item_in_inventory</text:p>
          </table:table-cell>
          <table:table-cell table:style-name="ce19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 table:number-columns-repeated="2"/>
          <table:table-cell table:style-name="ce13"/>
          <table:table-cell table:style-name="ce17"/>
          <table:table-cell table:style-name="ce13"/>
          <table:table-cell table:style-name="ce17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item_recovery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heal_tango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heal_tango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heal_flask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heal_flask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3" table:number-columns-repeated="2"/>
          <table:table-cell table:style-name="ce15" office:value-type="string" calcext:value-type="string">
            <text:p>tp_base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tp_base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3" table:number-columns-repeated="2"/>
          <table:table-cell table:style-name="ce15"/>
          <table:table-cell table:style-name="ce17"/>
          <table:table-cell table:style-name="ce15"/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buy_items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buy_flask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buy_flask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13" office:value-type="string" calcext:value-type="string">
            <text:p>buy_tpscroll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buy_tpscroll</text:p>
          </table: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 table:number-columns-repeated="2"/>
          <table:table-cell table:style-name="ce13" office:value-type="string" calcext:value-type="string">
            <text:p>deliver_items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deliver_item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 table:number-columns-repeated="2"/>
          <table:table-cell table:style-name="ce13"/>
          <table:table-cell table:style-name="ce17"/>
          <table:table-cell table:style-name="ce13"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3" office:value-type="string" calcext:value-type="string">
            <text:p>evasion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use_silence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use_silence</text:p>
          </table:table-cell>
          <table:table-cell table:style-name="ce13"/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15" table:number-columns-repeated="2"/>
          <table:table-cell table:style-name="ce13" office:value-type="string" calcext:value-type="string">
            <text:p>move_safe_recovery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move_safe_recovery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 table:number-columns-repeated="2"/>
          <table:table-cell table:style-name="ce13" office:value-type="string" calcext:value-type="string">
            <text:p>move_safe_evasion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move_safe_evasion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 table:number-columns-repeated="8"/>
          <table:table-cell table:number-columns-repeated="1016"/>
        </table:table-row>
        <table:table-row table:style-name="ro1">
          <table:table-cell table:style-name="ce15" office:value-type="string" calcext:value-type="string">
            <text:p>base_recovery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deliver_items</text:p>
          </table:table-cell>
          <table:table-cell table:style-name="ce17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deliver_items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 table:number-columns-repeated="2"/>
          <table:table-cell table:style-name="ce15" office:value-type="string" calcext:value-type="string">
            <text:p>move_base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move_base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 table:number-columns-repeated="4"/>
          <table:table-cell table:style-name="ce15" office:value-type="string" calcext:value-type="string">
            <text:p>restore_hp_on_base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15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table:style-name="ce17" office:value-type="boolean" office:boolean-value="true" calcext:value-type="boolean">
            <text:p>TRUE</text:p>
          </table:table-cell>
          <table:table-cell office:value-type="string" calcext:value-type="string">
            <text:p>stop</text:p>
          </table:table-cell>
          <table:table-cell table:style-name="ce17" office:value-type="boolean" office:boolean-value="true" calcext:value-type="boolean">
            <text:p>TRUE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 table:number-rows-repeated="1048485">
          <table:table-cell table:number-columns-repeated="1024"/>
        </table:table-row>
        <table:table-row table:style-name="ro2" table:number-rows-repeated="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993" table:default-cell-style-name="ce9"/>
        <table:table-column table:style-name="co8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Mo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Actions</text:p>
          </table:table-cell>
          <table:table-cell table:style-name="ce1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do_glyph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do_glyph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6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wap_flask_tp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6"/>
          <table:table-cell table:style-name="ce2" office:value-type="string" calcext:value-type="string">
            <text:p>put_item_in_inventory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6"/>
          <table:table-cell table:style-name="ce2"/>
          <table:table-cell table:style-name="ce6"/>
          <table:table-cell table:style-name="ce2"/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tem_recovery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heal_tango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heal_tang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6"/>
          <table:table-cell table:style-name="ce2"/>
          <table:table-cell table:style-name="ce6"/>
          <table:table-cell table:style-name="ce2"/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/>
          <table:table-cell table:style-name="ce6"/>
          <table:table-cell table:style-name="ce2"/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fl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buy_tpscroll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-- Ring of Aquila</text:p>
          </table:table-cell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ring_of_protection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ring_of_protection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-- Power Treads</text:p>
          </table:table-cell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sobi_m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sobi_m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boot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boot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glo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gloves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buy_boots_of_el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-- Dragon Lance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two_boots_of_el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two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ogre_ax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ogre_ax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-- Crystalys</text:p>
          </table:table-cell>
          <table:table-cell table:style-name="ce4"/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buy_blades_of_attac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blades_of_attac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buy_broadsword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broadsword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recipe_lesser_crit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recipe_lesser_crit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deliver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/>
          <table:table-cell table:style-name="ce6"/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>
            <text:p>defend_tower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attack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attack_enemy_cree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3"/>
          <table:table-cell table:style-name="ce6"/>
          <table:table-cell table:style-name="ce4" office:value-type="string" calcext:value-type="string">
            <text:p>stop_attac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attack_enemy_her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2"/>
          <table:table-cell table:style-name="ce4" office:value-type="string" calcext:value-type="string">
            <text:p>stop_attac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move_safe_recovery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move_safe_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upgrade_skill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pgrad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pgrad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ill_enemy_hero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enemy_hero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lasthit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ny_all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tow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saf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use_truesho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tow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ggro_last_hi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tp_mid_tow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crease_creeps_distanc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crease_creeps_distanc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ur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attack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all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ove_and_block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start_positio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urn_enemy_fountai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048485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993" table:default-cell-style-name="ce9"/>
        <table:table-column table:style-name="co8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Mo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Actions</text:p>
          </table:table-cell>
          <table:table-cell table:style-name="ce1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wap_flask_tp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6"/>
          <table:table-cell table:style-name="ce2" office:value-type="string" calcext:value-type="string">
            <text:p>put_item_in_inventory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/>
          <table:table-cell table:style-name="ce6"/>
          <table:table-cell table:style-name="ce2"/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tem_recovery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heal_tango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heal_tang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/>
          <table:table-cell table:style-name="ce6"/>
          <table:table-cell table:style-name="ce2"/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fl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buy_tpscroll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-- Ring of Aquila</text:p>
          </table:table-cell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ring_of_protection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ring_of_protection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-- Power Treads</text:p>
          </table:table-cell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sobi_m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sobi_m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boot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boot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glo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gloves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buy_boots_of_el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-- Dragon Lance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two_boots_of_el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two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ogre_ax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ogre_ax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-- Crystalys</text:p>
          </table:table-cell>
          <table:table-cell table:style-name="ce4"/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buy_blades_of_attac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blades_of_attac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buy_broadsword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broadsword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recipe_lesser_crit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recipe_lesser_crit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deliver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/>
          <table:table-cell table:style-name="ce6"/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move_safe_recovery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move_safe_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upgrade_skill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pgrad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pgrad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ill_enemy_hero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enemy_hero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lasthit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ny_all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tow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saf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use_truesho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tow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ggro_last_hi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tp_mid_tow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crease_creeps_distanc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crease_creeps_distanc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ur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048485">
          <table:table-cell table:number-columns-repeated="1024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993" table:default-cell-style-name="ce9"/>
        <table:table-column table:style-name="co8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Mo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Actions</text:p>
          </table:table-cell>
          <table:table-cell table:style-name="ce1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starting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starting_items</text:p>
          </table:table-cell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6"/>
          <table:table-cell table:style-name="ce3"/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wap_flask_tp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6"/>
          <table:table-cell table:style-name="ce2" office:value-type="string" calcext:value-type="string">
            <text:p>put_item_in_inventory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/>
          <table:table-cell table:style-name="ce6"/>
          <table:table-cell table:style-name="ce2"/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tem_recovery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heal_tango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heal_tang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6"/>
          <table:table-cell table:style-name="ce2"/>
          <table:table-cell table:style-name="ce6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fl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buy_tpscroll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tpscroll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-- Ring of Aquila</text:p>
          </table:table-cell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ring_of_protection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ring_of_protection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-- Power Treads</text:p>
          </table:table-cell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sobi_m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sobi_m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boot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boot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glo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gloves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buy_boots_of_el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-- Dragon Lance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two_boots_of_el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two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ogre_ax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ogre_ax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-- Crystalys</text:p>
          </table:table-cell>
          <table:table-cell table:style-name="ce4"/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buy_blades_of_attac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blades_of_attack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buy_broadsword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broadsword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recipe_lesser_crit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recipe_lesser_crit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deliver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/>
          <table:table-cell table:style-name="ce6"/>
          <table:table-cell table:style-name="ce2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move_safe_recovery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move_safe_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upgrade_skill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pgrad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pgrad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4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ill_enemy_hero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2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se_silence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enemy_hero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lasthit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ny_all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tow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saf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ggro_last_hi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tp_mid_tow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crease_creeps_distanc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crease_creeps_distanc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ur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attack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all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ove_and_block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start_positio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urn_enemy_fountai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048438">
          <table:table-cell table:number-columns-repeated="1024"/>
        </table:table-row>
        <table:table-row table:style-name="ro2" table:number-rows-repeated="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3" table:target-range-address="FARM.A4:FARM.AMJ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 style:data-style-name="N2" text:time-value="21:45:13.148652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10T21:45:38.326682533</dc:date>
    <meta:editing-duration>P2DT14H30M18S</meta:editing-duration>
    <meta:editing-cycles>2515</meta:editing-cycles>
    <dc:creator>Ilya Shpigor</dc:creator>
    <meta:document-statistic meta:table-count="4" meta:cell-count="580" meta:object-count="0"/>
  </office:meta>
</office:document-meta>
</file>